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11.96cm" svg:height="1.199cm" svg:x="7.7cm" svg:y="13.925cm">
          <draw:text-box>
            <text:p text:style-name="P3"><text:span text:style-name="T1">Joomla Branches Tester – Only for branch 5.2-dev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6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6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1.444cm">
          <draw:text-box>
            <text:p text:style-name="P9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8"/>
  </office:meta>
</office:document-meta>
</file>